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TerminatedInputStream.top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TerminatedInputStream.rea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arTerminatedInputStream.CharTerminatedInputStream( InputStream in , char [ ] termin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